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35cm" draw:marker-end-width="0.35cm" draw:fill="solid" draw:fill-color="#000000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9999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2cm" svg:stroke-color="#000000" draw:marker-start-width="0.38cm" draw:marker-end-width="0.38cm" draw:fill="none" draw:fill-color="#000000" draw:textarea-vertical-align="middle" fo:padding-top="0.185cm" fo:padding-bottom="0.185cm" fo:padding-left="0.31cm" fo:padding-right="0.31cm"/>
    </style:style>
    <style:style style:name="gr4" style:family="graphic" style:parent-style-name="objectwithoutfill">
      <style:graphic-properties svg:stroke-width="0.08cm" svg:stroke-color="#999999" draw:marker-start-width="0.32cm" draw:marker-end="Arrowheads_20_1" draw:marker-end-width="0.42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textarea-vertical-align="middle" draw:auto-grow-height="false" fo:min-height="0cm" fo:min-width="0.27cm"/>
    </style:style>
    <style:style style:name="gr6" style:family="graphic" style:parent-style-name="standard">
      <style:graphic-properties draw:textarea-vertical-align="middle" draw:auto-grow-height="false" fo:min-height="0cm" fo:min-width="0.43cm"/>
    </style:style>
    <style:style style:name="gr7" style:family="graphic" style:parent-style-name="standard">
      <style:graphic-properties svg:stroke-color="#999999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10" style:family="graphic" style:parent-style-name="standard">
      <style:graphic-properties svg:stroke-color="#999999" draw:fill="solid" draw:fill-color="#999999" draw:textarea-vertical-align="middle" draw:auto-grow-height="false" fo:min-height="2.321cm" fo:min-width="2.1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7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654cm"/>
    </style:style>
    <style:style style:name="P1" style:family="paragraph">
      <style:paragraph-properties fo:text-align="center"/>
    </style:style>
    <style:style style:name="P2" style:family="paragraph">
      <style:text-properties fo:color="#3465a4"/>
    </style:style>
    <style:style style:name="P3" style:family="paragraph">
      <style:text-properties fo:color="#3465a4" fo:font-size="15pt" style:font-size-asian="15pt" style:font-size-complex="15pt"/>
    </style:style>
    <style:style style:name="T1" style:family="text">
      <style:text-properties fo:color="#3465a4"/>
    </style:style>
    <style:style style:name="T2" style:family="text">
      <style:text-properties fo:color="#3465a4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23cm" svg:y1="9.377cm" svg:x2="0.364cm" svg:y2="6.496cm">
          <text:p/>
        </draw:line>
        <draw:line draw:style-name="gr2" draw:text-style-name="P1" draw:layer="layout" svg:x1="6.606cm" svg:y1="5.954cm" svg:x2="3.841cm" svg:y2="3.61cm">
          <text:p/>
        </draw:line>
        <draw:path draw:style-name="gr3" draw:text-style-name="P1" draw:layer="layout" svg:width="16.077cm" svg:height="7.594cm" draw:transform="skewX (-0.834616448303688) rotate (-2.88607645109782) translate (20.9558052494283cm 6.21408900449848cm)" svg:viewBox="0 0 16078 7595" svg:d="M0 7595c17924-3 16020-7595 16020-7595">
          <text:p/>
        </draw:path>
        <draw:line draw:style-name="gr2" draw:text-style-name="P1" draw:layer="layout" svg:x1="6.593cm" svg:y1="5.93cm" svg:x2="3.764cm" svg:y2="9.362cm">
          <text:p/>
        </draw:line>
        <draw:line draw:style-name="gr4" draw:text-style-name="P1" draw:layer="layout" svg:x1="3.802cm" svg:y1="9.293cm" svg:x2="3.834cm" svg:y2="3.812cm">
          <text:p/>
        </draw:line>
        <draw:custom-shape draw:style-name="gr5" draw:text-style-name="P1" draw:layer="layout" svg:width="1.356cm" svg:height="2.757cm" draw:transform="rotate (0.872315560146766) translate (1.33cm 8.738cm)">
          <text:p/>
          <draw:enhanced-geometry svg:viewBox="0 0 21600 21600" draw:mirror-horizontal="false" draw:mirror-vertical="false" draw:text-areas="?f2 ?f7 ?f1 ?f1 ?f7 ?f2 ?f1 ?f1" draw:type="mso-spt89" draw:modifiers="12807.7213596307 18137.4737725556 5873.82160986222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1" draw:text-style-name="P1" draw:layer="layout" svg:x1="3.817cm" svg:y1="3.581cm" svg:x2="0.458cm" svg:y2="0.7cm">
          <text:p/>
        </draw:line>
        <draw:custom-shape draw:style-name="gr6" draw:text-style-name="P1" draw:layer="layout" svg:width="1.637cm" svg:height="2.757cm" draw:transform="rotate (-1.09676490195324) translate (5.193cm 1.462cm)">
          <text:p/>
          <draw:enhanced-geometry svg:viewBox="0 0 21600 21600" draw:mirror-horizontal="false" draw:mirror-vertical="false" draw:text-areas="?f2 ?f7 ?f1 ?f1 ?f7 ?f2 ?f1 ?f1" draw:type="mso-spt89" draw:modifiers="12807.7213596307 18137.4737725556 5873.82160986222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7" draw:text-style-name="P1" draw:layer="layout" svg:x1="4.149cm" svg:y1="9.545cm" svg:x2="6.938cm" svg:y2="6.16cm">
          <text:p/>
        </draw:line>
        <draw:line draw:style-name="gr7" draw:text-style-name="P1" draw:layer="layout" svg:x1="4.254cm" svg:y1="3.515cm" svg:x2="6.779cm" svg:y2="5.639cm">
          <text:p/>
        </draw:line>
        <draw:frame draw:style-name="gr8" draw:layer="layout" svg:width="7.22cm" svg:height="0.962cm" svg:x="5.58cm" svg:y="7.791cm">
          <draw:text-box>
            <text:p>Déplacement latéral Δy </text:p>
          </draw:text-box>
        </draw:frame>
        <draw:frame draw:style-name="gr9" draw:layer="layout" svg:width="6.9cm" svg:height="1.112cm" svg:x="6.203cm" svg:y="4.291cm">
          <draw:text-box>
            <text:p>Déplacement avant Δx</text:p>
          </draw:text-box>
        </draw:frame>
        <draw:custom-shape draw:style-name="gr10" draw:text-style-name="P1" draw:layer="layout" svg:width="2.628cm" svg:height="2.57cm" draw:transform="rotate (-0.198443935951756) translate (2.66cm 0.751cm)">
          <text:p/>
          <draw:enhanced-geometry svg:viewBox="0 0 21600 21600" draw:text-areas="0 0 21600 21600" draw:type="circular-arrow" draw:modifiers="-178.173119300225 -24.7290195833806 10136.69104468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layer="layout" svg:width="3.812cm" svg:height="0.962cm" svg:x="1.854cm" svg:y="0.038cm">
          <draw:text-box>
            <text:p>Rotation Δθ</text:p>
          </draw:text-box>
        </draw:frame>
        <draw:frame draw:style-name="gr12" draw:text-style-name="P2" draw:layer="layout" svg:width="0.921cm" svg:height="0.962cm" svg:x="2.324cm" svg:y="7.15cm">
          <draw:text-box>
            <text:p><text:span text:style-name="T1">X</text:span></text:p>
          </draw:text-box>
        </draw:frame>
        <draw:frame draw:style-name="gr12" draw:text-style-name="P2" draw:layer="layout" svg:width="0.921cm" svg:height="0.962cm" svg:x="3.521cm" svg:y="9.717cm">
          <draw:text-box>
            <text:p><text:span text:style-name="T1">Y</text:span></text:p>
          </draw:text-box>
        </draw:frame>
        <draw:frame draw:style-name="gr12" draw:text-style-name="P2" draw:layer="layout" svg:width="0.921cm" svg:height="0.962cm" svg:x="5.243cm" svg:y="2.909cm">
          <draw:text-box>
            <text:p><text:span text:style-name="T1">X</text:span></text:p>
          </draw:text-box>
        </draw:frame>
        <draw:frame draw:style-name="gr12" draw:text-style-name="P2" draw:layer="layout" svg:width="0.921cm" svg:height="0.962cm" svg:x="3.743cm" svg:y="2.094cm">
          <draw:text-box>
            <text:p><text:span text:style-name="T1">Y</text:span></text:p>
          </draw:text-box>
        </draw:frame>
        <draw:frame draw:style-name="gr13" draw:text-style-name="P3" draw:layer="layout" svg:width="6.369cm" svg:height="1.427cm" svg:x="6.02cm" svg:y="9.921cm">
          <draw:text-box>
            <text:p><text:span text:style-name="T2">Position au changement </text:span></text:p>
            <text:p><text:span text:style-name="T2">de pied de support t</text:span></text:p>
          </draw:text-box>
        </draw:frame>
        <draw:frame draw:style-name="gr14" draw:text-style-name="P3" draw:layer="layout" svg:width="6.369cm" svg:height="1.427cm" svg:x="6.249cm" svg:y="2.45cm">
          <draw:text-box>
            <text:p><text:span text:style-name="T2">Position au changement </text:span></text:p>
            <text:p><text:span text:style-name="T2">de pied de support t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333333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8cm" fo:page-height="1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3T20:43:34.694339201</meta:creation-date>
    <dc:date>2017-05-24T10:19:37.092581440</dc:date>
    <meta:editing-duration>PT1H24M4S</meta:editing-duration>
    <meta:editing-cycles>19</meta:editing-cycles>
    <meta:generator>LibreOffice/4.3.3.2$Linux_X86_64 LibreOffice_project/430m0$Build-2</meta:generator>
    <meta:document-statistic meta:object-count="20"/>
  </office:meta>
</office:document-meta>
</file>